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StreamXMLReaderTests.part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axStreamXMLReaderTests.createStaxXmlReader( InputStream in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